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5.666cm" style:rel-column-width="2184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1"/>
    <text:list-style style:name="L1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rganización de Datos – Curso Servetto – Evaluación de Recuperación de Textos – 04/02/09</text:p>
      <text:p text:style-name="Standard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Table_20_Contents">1</text:p>
          </table:table-cell>
          <table:table-cell table:style-name="Tabla1.A1" office:value-type="string">
            <text:p text:style-name="Table_20_Contents">2</text:p>
          </table:table-cell>
          <table:table-cell table:style-name="Tabla1.C1" office:value-type="string">
            <text:p text:style-name="Table_20_Contents">3</text:p>
          </table:table-cell>
        </table:table-row>
        <table:table-row>
          <table:table-cell table:style-name="Tabla1.A2" office:value-type="string">
            <text:p text:style-name="Table_20_Contents">¿Cuál mayor culpa ha tenido</text:p>
            <text:p text:style-name="Table_20_Contents">en una pasión errada,</text:p>
            <text:p text:style-name="Table_20_Contents">la que cae de rogada</text:p>
            <text:p text:style-name="Table_20_Contents">o el que ruega de caído?</text:p>
          </table:table-cell>
          <table:table-cell table:style-name="Tabla1.A2" office:value-type="string">
            <text:p text:style-name="Table_20_Contents">¿O cuál es más de culpar, aunque cualquiera mal haga: la que peca por la paga o el que paga por pecar?</text:p>
          </table:table-cell>
          <table:table-cell table:style-name="Tabla1.C2" office:value-type="string">
            <text:p text:style-name="Table_20_Contents">Pues ¿para qué os espantaís de la culpa que tenéis? Queredlas cual las hacéis o hacedlas cual la buscáis. </text:p>
          </table:table-cell>
        </table:table-row>
      </table:table>
      <text:p text:style-name="Standard"/>
      <text:list text:style-name="L1">
        <text:list-item>
          <text:p text:style-name="P1">Detalle el léxico y las listas invertidas de los tres documentos de arriba para el modelo booleano y explicite el criterio de steming que use.</text:p>
        </text:list-item>
        <text:list-item>
          <text:p text:style-name="P1">Describa los pasos necesarios para construir un índice invertido para el modelo de recuperación booleano, ejemplificando con los documentos dados.</text:p>
        </text:list-item>
        <text:list-item>
          <text:p text:style-name="P1">Analice opciones para buscar documentos que contengas términos relaciones con pecar y pagar, y explique, con justificación, la que considere más conveniente.</text:p>
        </text:list-item>
        <text:list-item>
          <text:p text:style-name="P1">Si quisiera construir un índice de firmas de manera que cada firma contenga un bit para cada término de léxico ¿cómo lo construiría? Describa los pasos y estructuras de datos que usaría. Analice ventajas y desventajas de tal índice.</text:p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9-04-07T20:21:33</meta:creation-date>
    <dc:date>2009-04-07T20:30:12</dc:date>
    <meta:editing-cycles>1</meta:editing-cycles>
    <meta:editing-duration>PT8M41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1" meta:image-count="0" meta:object-count="0" meta:page-count="1" meta:paragraph-count="14" meta:word-count="183" meta:character-count="1068"/>
  </office:meta>
</office:document-meta>
</file>